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riverManagerDataSourceTests.testInvalid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riverManagerDataSourceTests.testUsageWithConnection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riverManagerDataSourceTests.testUsageWithConnectionPropertiesAndUserCredenti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TestDriverManagerDataSource.getConnectionFromDriverManager( String url , Properties pro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riverManagerDataSourceTests.testStandard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